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Внимание!</text:span></text:p>
      <text:p text:style-name="P1"><text:span text:style-name="T1">При работе альтернативной энергосистемы ЗАПРЕЩАЕТСЯ включать плющилку и сварочный аппарат!</text:span></text:p>
      <text:p text:style-name="P1"><text:span text:style-name="T1">При переключении сети с одной энергосистемы на другую, нужно между выждать полминуты включениями систем, чтобы не сгорел холодильник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5-11-15T21:50:13.14</meta:creation-date>
    <meta:document-statistic meta:table-count="0" meta:image-count="0" meta:object-count="0" meta:page-count="1" meta:paragraph-count="3" meta:word-count="29" meta:character-count="232"/>
    <dc:date>2015-11-15T21:52:50.06</dc:date>
    <dc:creator>макс </dc:creator>
    <meta:editing-duration>PT2M37S</meta:editing-duration>
    <meta:editing-cycles>1</meta:editing-cycles>
    <meta:generator>OpenOffice/4.1.1$Win32 OpenOffice.org_project/411m6$Build-9775</meta:generator>
  </office:meta>
</office:document-meta>
</file>